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925in"/>
    </style:style>
    <style:style style:name="co2" style:family="table-column">
      <style:table-column-properties fo:break-before="auto" style:column-width="1.3484in"/>
    </style:style>
    <style:style style:name="co3" style:family="table-column">
      <style:table-column-properties fo:break-before="auto" style:column-width="1.8516in"/>
    </style:style>
    <style:style style:name="co4" style:family="table-column">
      <style:table-column-properties fo:break-before="auto" style:column-width="1.761in"/>
    </style:style>
    <style:style style:name="co5" style:family="table-column">
      <style:table-column-properties fo:break-before="auto" style:column-width="1.8429in"/>
    </style:style>
    <style:style style:name="co6" style:family="table-column">
      <style:table-column-properties fo:break-before="auto" style:column-width="1.50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8193in" fo:break-before="auto" style:use-optimal-row-height="true"/>
    </style:style>
    <style:style style:name="ro4" style:family="table-row">
      <style:table-row-properties style:row-height="0.4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4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ce15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he 100 V1.0 BOM</text:p>
          </table:table-cell>
          <table:covered-table-cell table:style-name="ce7"/>
          <table:table-cell table:style-name="ce10" table:number-columns-repeated="2"/>
          <table:table-cell table:style-name="ce13" table:number-columns-repeated="2"/>
          <table:table-cell table:style-name="ce14" table:number-columns-repeated="16377"/>
        </table:table-row>
        <table:table-row table:style-name="ro2">
          <table:table-cell table:style-name="ce2"/>
          <table:table-cell table:style-name="ce7"/>
          <table:table-cell table:style-name="ce10" table:number-columns-repeated="2"/>
          <table:table-cell table:style-name="ce13" table:number-columns-repeated="2"/>
          <table:table-cell table:style-name="ce14" table:number-columns-repeated="16377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7" office:value-type="string" calcext:value-type="string">
            <text:p>Quantity</text:p>
          </table:table-cell>
          <table:table-cell table:style-name="ce10" office:value-type="string" calcext:value-type="string">
            <text:p>Price / Item in EUR</text:p>
          </table:table-cell>
          <table:table-cell table:style-name="ce10" office:value-type="string" calcext:value-type="string">
            <text:p>Price Total in EUR</text:p>
          </table:table-cell>
          <table:table-cell table:style-name="ce14" office:value-type="string" calcext:value-type="string">
            <text:p>Price / Item in US$</text:p>
          </table:table-cell>
          <table:table-cell table:style-name="ce13" office:value-type="string" calcext:value-type="string">
            <text:p>Price Total in $</text:p>
          </table:table-cell>
          <table:table-cell table:style-name="ce14" table:number-columns-repeated="16377"/>
        </table:table-row>
        <table:table-row table:style-name="ro2">
          <table:table-cell table:style-name="ce3"/>
          <table:table-cell table:style-name="ce7"/>
          <table:table-cell table:style-name="ce10" table:number-columns-repeated="2"/>
          <table:table-cell table:style-name="ce13" table:number-columns-repeated="2"/>
          <table:table-cell table:style-name="ce14" table:number-columns-repeated="16377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The 100 Frame</text:p>
          </table:table-cell>
          <table:table-cell office:value-type="string" calcext:value-type="string">
            <text:p><text:s/>will be printed</text:p>
          </table:table-cell>
          <table:table-cell/>
          <table:table-cell office:value-type="currency" office:currency="EUR" office:value="0" calcext:value-type="currency">
            <text:p>€0.00</text:p>
          </table:table-cell>
          <table:table-cell/>
          <table:table-cell table:formula="of:=[.D6]/1.08" office:value-type="currency" office:currency="USD" office:value="0" calcext:value-type="currency">
            <text:p>$0.00</text:p>
          </table:table-cell>
          <table:table-cell table:number-columns-repeated="16377"/>
        </table:table-row>
        <table:table-row table:style-name="ro2">
          <table:table-cell table:style-name="ce4"/>
          <table:table-cell table:number-columns-repeated="16382"/>
        </table:table-row>
        <table:table-row table:style-name="ro2">
          <table:table-cell table:style-name="ce3" office:value-type="string" calcext:value-type="string">
            <text:p>Mo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T2-6mm</text:p>
          </table:table-cell>
          <table:table-cell office:value-type="string" calcext:value-type="string">
            <text:p>3 meters</text:p>
          </table:table-cell>
          <table:table-cell table:number-columns-repeated="2" office:value-type="currency" office:currency="EUR" office:value="2.22" calcext:value-type="currency">
            <text:p>€2.22</text:p>
          </table:table-cell>
          <table:table-cell table:formula="of:=[.C9]/1.08" office:value-type="currency" office:currency="USD" office:value="2.05555555555556" calcext:value-type="currency">
            <text:p>$2.06</text:p>
          </table:table-cell>
          <table:table-cell table:formula="of:=[.D9]/1.08" office:value-type="currency" office:currency="USD" office:value="2.05555555555556" calcext:value-type="currency">
            <text:p>$2.06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20T Pulley (20T W6 B5)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94" calcext:value-type="currency">
            <text:p>€0.94</text:p>
          </table:table-cell>
          <table:table-cell office:value-type="currency" office:currency="EUR" office:value="1.88" calcext:value-type="currency">
            <text:p>€1.88</text:p>
          </table:table-cell>
          <table:table-cell table:formula="of:=[.C10]/1.08" office:value-type="currency" office:currency="USD" office:value="0.87037037037037" calcext:value-type="currency">
            <text:p>$0.87</text:p>
          </table:table-cell>
          <table:table-cell table:formula="of:=[.D10]/1.08" office:value-type="currency" office:currency="USD" office:value="1.74074074074074" calcext:value-type="currency">
            <text:p>$1.74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F695 Bearings (5*13*4mm)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0.493" calcext:value-type="currency">
            <text:p>€0.49</text:p>
          </table:table-cell>
          <table:table-cell office:value-type="currency" office:currency="EUR" office:value="7.89" calcext:value-type="currency">
            <text:p>€7.89</text:p>
          </table:table-cell>
          <table:table-cell table:formula="of:=[.C11]/1.08" office:value-type="currency" office:currency="USD" office:value="0.456481481481481" calcext:value-type="currency">
            <text:p>$0.46</text:p>
          </table:table-cell>
          <table:table-cell table:formula="of:=[.D11]/1.08" office:value-type="currency" office:currency="USD" office:value="7.30555555555555" calcext:value-type="currency">
            <text:p>$7.31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Nema17 42mm Stepper Motor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.676" calcext:value-type="currency">
            <text:p>€4.68</text:p>
          </table:table-cell>
          <table:table-cell office:value-type="currency" office:currency="EUR" office:value="23.38" calcext:value-type="currency">
            <text:p>€23.38</text:p>
          </table:table-cell>
          <table:table-cell table:formula="of:=[.C12]/1.08" office:value-type="currency" office:currency="USD" office:value="4.32962962962963" calcext:value-type="currency">
            <text:p>$4.33</text:p>
          </table:table-cell>
          <table:table-cell table:formula="of:=[.D12]/1.08" office:value-type="currency" office:currency="USD" office:value="21.6481481481481" calcext:value-type="currency">
            <text:p>$21.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8mm Linear Rod 250mm length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.52" calcext:value-type="currency">
            <text:p>€3.52</text:p>
          </table:table-cell>
          <table:table-cell office:value-type="currency" office:currency="EUR" office:value="28.16" calcext:value-type="currency">
            <text:p>€28.16</text:p>
          </table:table-cell>
          <table:table-cell table:formula="of:=[.C13]/1.08" office:value-type="currency" office:currency="USD" office:value="3.25925925925926" calcext:value-type="currency">
            <text:p>$3.26</text:p>
          </table:table-cell>
          <table:table-cell table:formula="of:=[.D13]/1.08" office:value-type="currency" office:currency="USD" office:value="26.0740740740741" calcext:value-type="currency">
            <text:p>$26.0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M8UU (RJ4JP-01-08)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576" calcext:value-type="currency">
            <text:p>€0.58</text:p>
          </table:table-cell>
          <table:table-cell office:value-type="currency" office:currency="EUR" office:value="3.46" calcext:value-type="currency">
            <text:p>€3.46</text:p>
          </table:table-cell>
          <table:table-cell table:formula="of:=[.C14]/1.08" office:value-type="currency" office:currency="USD" office:value="0.533333333333333" calcext:value-type="currency">
            <text:p>$0.53</text:p>
          </table:table-cell>
          <table:table-cell table:formula="of:=[.D14]/1.08" office:value-type="currency" office:currency="USD" office:value="3.2037037037037" calcext:value-type="currency">
            <text:p>$3.2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ad Screw (2mm Pitch / 8mm Lead, with nut) 200mm length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.85" calcext:value-type="currency">
            <text:p>€3.85</text:p>
          </table:table-cell>
          <table:table-cell office:value-type="currency" office:currency="EUR" office:value="7.7" calcext:value-type="currency">
            <text:p>€7.70</text:p>
          </table:table-cell>
          <table:table-cell table:formula="of:=[.C15]/1.08" office:value-type="currency" office:currency="USD" office:value="3.56481481481482" calcext:value-type="currency">
            <text:p>$3.56</text:p>
          </table:table-cell>
          <table:table-cell table:formula="of:=[.D15]/1.08" office:value-type="currency" office:currency="USD" office:value="7.12962962962963" calcext:value-type="currency">
            <text:p>$7.1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5mm to 8mm Lead Screw / Motor coppler</text:p>
          </table:table-cell>
          <table:table-cell/>
          <table:table-cell office:value-type="string" calcext:value-type="string">
            <text:p>will be printed</text:p>
          </table:table-cell>
          <table:table-cell office:value-type="currency" office:currency="EUR" office:value="0" calcext:value-type="currency">
            <text:p>€0.00</text:p>
          </table:table-cell>
          <table:table-cell/>
          <table:table-cell table:formula="of:=[.D16]/1.08" office:value-type="currency" office:currency="USD" office:value="0" calcext:value-type="currency">
            <text:p>$0.00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 table:style-name="ce3" office:value-type="string" calcext:value-type="string">
            <text:p>Extruder, Hotend &amp; Heatb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MG Extruder Cl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9.37" calcext:value-type="currency">
            <text:p>€9.37</text:p>
          </table:table-cell>
          <table:table-cell table:formula="of:=[.C19]/1.08" office:value-type="currency" office:currency="USD" office:value="8.67592592592592" calcext:value-type="currency">
            <text:p>$8.68</text:p>
          </table:table-cell>
          <table:table-cell table:formula="of:=[.D19]/1.08" office:value-type="currency" office:currency="USD" office:value="8.67592592592592" calcext:value-type="currency">
            <text:p>$8.6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TFE Tube (4mm OD, 2mm ID)</text:p>
          </table:table-cell>
          <table:table-cell office:value-type="string" calcext:value-type="string">
            <text:p>1 meter</text:p>
          </table:table-cell>
          <table:table-cell table:number-columns-repeated="2" office:value-type="currency" office:currency="EUR" office:value="1.03" calcext:value-type="currency">
            <text:p>€1.03</text:p>
          </table:table-cell>
          <table:table-cell table:formula="of:=[.C20]/1.08" office:value-type="currency" office:currency="USD" office:value="0.953703703703704" calcext:value-type="currency">
            <text:p>$0.95</text:p>
          </table:table-cell>
          <table:table-cell table:formula="of:=[.D20]/1.08" office:value-type="currency" office:currency="USD" office:value="0.953703703703704" calcext:value-type="currency">
            <text:p>$0.9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r 2 Pro Heatb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28.01" calcext:value-type="currency">
            <text:p>€28.01</text:p>
          </table:table-cell>
          <table:table-cell table:formula="of:=[.C21]/1.08" office:value-type="currency" office:currency="USD" office:value="25.9351851851852" calcext:value-type="currency">
            <text:p>$25.94</text:p>
          </table:table-cell>
          <table:table-cell table:formula="of:=[.D21]/1.08" office:value-type="currency" office:currency="USD" office:value="25.9351851851852" calcext:value-type="currency">
            <text:p>$25.9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d Level Screws, Springs &amp; Thumbwheel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59" calcext:value-type="currency">
            <text:p>€0.59</text:p>
          </table:table-cell>
          <table:table-cell office:value-type="currency" office:currency="EUR" office:value="2.36" calcext:value-type="currency">
            <text:p>€2.36</text:p>
          </table:table-cell>
          <table:table-cell table:formula="of:=[.C22]/1.08" office:value-type="currency" office:currency="USD" office:value="0.546296296296296" calcext:value-type="currency">
            <text:p>$0.55</text:p>
          </table:table-cell>
          <table:table-cell table:formula="of:=[.D22]/1.08" office:value-type="currency" office:currency="USD" office:value="2.18518518518519" calcext:value-type="currency">
            <text:p>$2.1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 table:style-name="ce3" office:value-type="string" calcext:value-type="string">
            <text:p>Hotend Option A: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C Pro Volcano Hoten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6" calcext:value-type="currency">
            <text:p>€36.00</text:p>
          </table:table-cell>
          <table:table-cell/>
          <table:table-cell table:formula="of:=[.C25]/1.08" office:value-type="currency" office:currency="USD" office:value="33.3333333333333" calcext:value-type="currency">
            <text:p>$33.3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olcano Adap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35" calcext:value-type="currency">
            <text:p>€2.35</text:p>
          </table:table-cell>
          <table:table-cell/>
          <table:table-cell table:formula="of:=[.C26]/1.08" office:value-type="currency" office:currency="USD" office:value="2.17592592592593" calcext:value-type="currency">
            <text:p>$2.1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.4mm CHT Clone Nozz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51" calcext:value-type="currency">
            <text:p>€1.51</text:p>
          </table:table-cell>
          <table:table-cell/>
          <table:table-cell table:formula="of:=[.C27]/1.08" office:value-type="currency" office:currency="USD" office:value="1.39814814814815" calcext:value-type="currency">
            <text:p>$1.40</text:p>
          </table:table-cell>
          <table:table-cell table:number-columns-repeated="16378"/>
        </table:table-row>
        <table:table-row table:style-name="ro2">
          <table:table-cell table:number-columns-repeated="16383"/>
        </table:table-row>
        <table:table-row table:style-name="ro2">
          <table:table-cell table:style-name="ce3" office:value-type="string" calcext:value-type="string">
            <text:p>Hotend Option B: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C V6 Hote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21.25" calcext:value-type="currency">
            <text:p>€21.25</text:p>
          </table:table-cell>
          <table:table-cell table:formula="of:=[.C30]/1.08" office:value-type="currency" office:currency="USD" office:value="19.6759259259259" calcext:value-type="currency">
            <text:p>$19.68</text:p>
          </table:table-cell>
          <table:table-cell table:formula="of:=[.D30]/1.08" office:value-type="currency" office:currency="USD" office:value="19.6759259259259" calcext:value-type="currency">
            <text:p>$19.68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 table:style-name="ce3" office:value-type="string" calcext:value-type="string">
            <text:p>Electronic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24V 15A Power Supp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25.97" calcext:value-type="currency">
            <text:p>€25.97</text:p>
          </table:table-cell>
          <table:table-cell table:formula="of:=[.C33]/1.08" office:value-type="currency" office:currency="USD" office:value="24.0462962962963" calcext:value-type="currency">
            <text:p>$24.05</text:p>
          </table:table-cell>
          <table:table-cell table:formula="of:=[.D33]/1.08" office:value-type="currency" office:currency="USD" office:value="24.0462962962963" calcext:value-type="currency">
            <text:p>$24.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R Pi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34.72" calcext:value-type="currency">
            <text:p>€34.72</text:p>
          </table:table-cell>
          <table:table-cell table:formula="of:=[.C34]/1.08" office:value-type="currency" office:currency="USD" office:value="32.1481481481481" calcext:value-type="currency">
            <text:p>$32.15</text:p>
          </table:table-cell>
          <table:table-cell table:formula="of:=[.D34]/1.08" office:value-type="currency" office:currency="USD" office:value="32.1481481481481" calcext:value-type="currency">
            <text:p>$32.1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nana PI M2 Z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39" calcext:value-type="currency">
            <text:p>€39.00</text:p>
          </table:table-cell>
          <table:table-cell table:formula="of:=[.C35]/1.08" office:value-type="currency" office:currency="USD" office:value="36.1111111111111" calcext:value-type="currency">
            <text:p>$36.11</text:p>
          </table:table-cell>
          <table:table-cell table:formula="of:=[.D35]/1.08" office:value-type="currency" office:currency="USD" office:value="36.1111111111111" calcext:value-type="currency">
            <text:p>$36.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LAN Anten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1.8" calcext:value-type="currency">
            <text:p>€1.80</text:p>
          </table:table-cell>
          <table:table-cell table:formula="of:=[.C36]/1.08" office:value-type="currency" office:currency="USD" office:value="1.66666666666667" calcext:value-type="currency">
            <text:p>$1.67</text:p>
          </table:table-cell>
          <table:table-cell table:formula="of:=[.D36]/1.08" office:value-type="currency" office:currency="USD" office:value="1.66666666666667" calcext:value-type="currency">
            <text:p>$1.6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cro SD (32gb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2.9" calcext:value-type="currency">
            <text:p>€2.90</text:p>
          </table:table-cell>
          <table:table-cell table:formula="of:=[.C37]/1.08" office:value-type="currency" office:currency="USD" office:value="2.68518518518519" calcext:value-type="currency">
            <text:p>$2.69</text:p>
          </table:table-cell>
          <table:table-cell table:formula="of:=[.D37]/1.08" office:value-type="currency" office:currency="USD" office:value="2.68518518518519" calcext:value-type="currency">
            <text:p>$2.6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24V 5015 Blower fan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4.2" calcext:value-type="currency">
            <text:p>€4.20</text:p>
          </table:table-cell>
          <table:table-cell office:value-type="currency" office:currency="EUR" office:value="12.6" calcext:value-type="currency">
            <text:p>€12.60</text:p>
          </table:table-cell>
          <table:table-cell table:formula="of:=[.C38]/1.08" office:value-type="currency" office:currency="USD" office:value="3.88888888888889" calcext:value-type="currency">
            <text:p>$3.89</text:p>
          </table:table-cell>
          <table:table-cell table:formula="of:=[.D38]/1.08" office:value-type="currency" office:currency="USD" office:value="11.6666666666667" calcext:value-type="currency">
            <text:p>$11.6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24V 4010 Axial f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3.5" calcext:value-type="currency">
            <text:p>€3.50</text:p>
          </table:table-cell>
          <table:table-cell table:formula="of:=[.C39]/1.08" office:value-type="currency" office:currency="USD" office:value="3.24074074074074" calcext:value-type="currency">
            <text:p>$3.24</text:p>
          </table:table-cell>
          <table:table-cell table:formula="of:=[.D39]/1.08" office:value-type="currency" office:currency="USD" office:value="3.24074074074074" calcext:value-type="currency">
            <text:p>$3.2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wer Supply c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2.4" calcext:value-type="currency">
            <text:p>€2.40</text:p>
          </table:table-cell>
          <table:table-cell table:formula="of:=[.C40]/1.08" office:value-type="currency" office:currency="USD" office:value="2.22222222222222" calcext:value-type="currency">
            <text:p>$2.22</text:p>
          </table:table-cell>
          <table:table-cell table:formula="of:=[.D40]/1.08" office:value-type="currency" office:currency="USD" office:value="2.22222222222222" calcext:value-type="currency">
            <text:p>$2.2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M3 bolts, washers, nuts</text:p>
          </table:table-cell>
          <table:table-cell table:style-name="ce9" office:value-type="string" calcext:value-type="string">
            <text:p>6mm, 10mm, 12mm, 16mm, 20mm, 30mm, 35mm, 40mm</text:p>
          </table:table-cell>
          <table:table-cell table:number-columns-repeated="2" office:value-type="currency" office:currency="EUR" office:value="20" calcext:value-type="currency">
            <text:p>€20.00</text:p>
          </table:table-cell>
          <table:table-cell table:formula="of:=[.C43]/1.08" office:value-type="currency" office:currency="USD" office:value="18.5185185185185" calcext:value-type="currency">
            <text:p>$18.52</text:p>
          </table:table-cell>
          <table:table-cell table:formula="of:=[.D43]/1.08" office:value-type="currency" office:currency="USD" office:value="18.5185185185185" calcext:value-type="currency">
            <text:p>$18.52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5 bolts, washers, nuts</text:p>
          </table:table-cell>
          <table:table-cell table:style-name="ce9" office:value-type="string" calcext:value-type="string">
            <text:p>12mm, 30mm, 40mm</text:p>
          </table:table-cell>
          <table:table-cell table:number-columns-repeated="2" office:value-type="currency" office:currency="EUR" office:value="8" calcext:value-type="currency">
            <text:p>€8.00</text:p>
          </table:table-cell>
          <table:table-cell table:formula="of:=[.C44]/1.08" office:value-type="currency" office:currency="USD" office:value="7.40740740740741" calcext:value-type="currency">
            <text:p>$7.41</text:p>
          </table:table-cell>
          <table:table-cell table:formula="of:=[.D44]/1.08" office:value-type="currency" office:currency="USD" office:value="7.40740740740741" calcext:value-type="currency">
            <text:p>$7.4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atinserts (M3xD5xL4)</text:p>
          </table:table-cell>
          <table:table-cell office:value-type="string" calcext:value-type="string">
            <text:p>~60</text:p>
          </table:table-cell>
          <table:table-cell table:number-columns-repeated="2" office:value-type="currency" office:currency="EUR" office:value="5.2" calcext:value-type="currency">
            <text:p>€5.20</text:p>
          </table:table-cell>
          <table:table-cell table:formula="of:=[.C45]/1.08" office:value-type="currency" office:currency="USD" office:value="4.81481481481482" calcext:value-type="currency">
            <text:p>$4.81</text:p>
          </table:table-cell>
          <table:table-cell table:formula="of:=[.D45]/1.08" office:value-type="currency" office:currency="USD" office:value="4.81481481481482" calcext:value-type="currency">
            <text:p>$4.8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ble Binde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" calcext:value-type="currency">
            <text:p>€2.00</text:p>
          </table:table-cell>
          <table:table-cell/>
          <table:table-cell table:formula="of:=[.C46]/1.08" office:value-type="currency" office:currency="USD" office:value="1.85185185185185" calcext:value-type="currency">
            <text:p>$1.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/Black Wires</text:p>
          </table:table-cell>
          <table:table-cell office:value-type="string" calcext:value-type="string">
            <text:p>2x2 meter</text:p>
          </table:table-cell>
          <table:table-cell table:number-columns-repeated="2" office:value-type="currency" office:currency="EUR" office:value="3" calcext:value-type="currency">
            <text:p>€3.00</text:p>
          </table:table-cell>
          <table:table-cell table:formula="of:=[.C47]/1.08" office:value-type="currency" office:currency="USD" office:value="2.77777777777778" calcext:value-type="currency">
            <text:p>$2.78</text:p>
          </table:table-cell>
          <table:table-cell table:formula="of:=[.D47]/1.08" office:value-type="currency" office:currency="USD" office:value="2.77777777777778" calcext:value-type="currency">
            <text:p>$2.78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 table:style-name="ce3" office:value-type="string" calcext:value-type="string">
            <text:p>Fila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</text:p>
          </table:table-cell>
          <table:table-cell office:value-type="string" calcext:value-type="string">
            <text:p>2.5-3kg</text:p>
          </table:table-cell>
          <table:table-cell office:value-type="currency" office:currency="EUR" office:value="13.9" calcext:value-type="currency">
            <text:p>€13.90</text:p>
          </table:table-cell>
          <table:table-cell office:value-type="currency" office:currency="EUR" office:value="41.7" calcext:value-type="currency">
            <text:p>€41.70</text:p>
          </table:table-cell>
          <table:table-cell table:formula="of:=[.C50]/1.08" office:value-type="currency" office:currency="USD" office:value="12.8703703703704" calcext:value-type="currency">
            <text:p>$12.87</text:p>
          </table:table-cell>
          <table:table-cell table:formula="of:=[.D50]/1.08" office:value-type="currency" office:currency="USD" office:value="38.6111111111111" calcext:value-type="currency">
            <text:p>$38.61</text:p>
          </table:table-cell>
          <table:table-cell table:number-columns-repeated="16377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TOTAL EUR</text:p>
          </table:table-cell>
          <table:table-cell office:value-type="currency" office:currency="EUR" office:value="339.49" calcext:value-type="currency">
            <text:p>€339.49</text:p>
          </table:table-cell>
          <table:table-cell/>
          <table:table-cell table:formula="of:=[.D51]/1.08" office:value-type="currency" office:currency="USD" office:value="314.342592592593" calcext:value-type="currency">
            <text:p>$314.34</text:p>
          </table:table-cell>
          <table:table-cell table:number-columns-repeated="16377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TOTAL USD</text:p>
          </table:table-cell>
          <table:table-cell table:style-name="ce12" office:value-type="currency" office:currency="USD" office:value="320.28" calcext:value-type="currency">
            <text:p>$320.28</text:p>
          </table:table-cell>
          <table:table-cell table:number-columns-repeated="16379"/>
        </table:table-row>
        <table:table-row table:style-name="ro2" table:number-rows-repeated="1048523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DejaVu Sans" fo:font-family="'DejaVu Sans'" style:font-family-generic="swiss" style:font-pitch="variable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6T11:15:38.454000000</meta:creation-date>
    <dc:title>My template with new default font</dc:title>
    <meta:editing-duration>PT2M3S</meta:editing-duration>
    <meta:editing-cycles>2</meta:editing-cycles>
    <meta:generator>LibreOffice/7.4.3.2$Windows_X86_64 LibreOffice_project/1048a8393ae2eeec98dff31b5c133c5f1d08b890</meta:generator>
    <meta:initial-creator>Steve Popowski</meta:initial-creator>
    <dc:date>2023-03-26T12:00:59.346000000</dc:date>
    <dc:creator>Steve Popowski</dc:creator>
    <meta:document-statistic meta:table-count="1" meta:cell-count="194" meta:object-count="0"/>
    <meta:template xlink:type="simple" xlink:actuate="onRequest" xlink:title="My template with new default font" xlink:href="../../../../../AppData/Roaming/LibreOffice/4/user/template/My%20template%20with%20new%20default%20font.ots" meta:date="2023-03-26T11:15:37.475000000"/>
  </office:meta>
</office:document-meta>
</file>